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7-2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1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8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2888" calcext:value-type="float">
            <text:p>86.3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1408" calcext:value-type="float">
            <text:p>85.9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2432" calcext:value-type="float">
            <text:p>85.7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12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8904" calcext:value-type="float">
            <text:p>85.7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25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2-1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03-2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9-03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5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4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4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4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4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1872" calcext:value-type="float">
            <text:p>85.0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2-1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1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8-0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0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9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9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8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8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8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7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7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9864" calcext:value-type="float">
            <text:p>85.7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4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4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3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2-0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7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7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6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5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3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3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2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9864" calcext:value-type="float">
            <text:p>85.7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8904" calcext:value-type="float">
            <text:p>85.7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2607</text:p>
          </table:table-cell>
          <table:table-cell office:value-type="string" calcext:value-type="string">
            <text:p>Christoval SE Quad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06" meta:object-count="0"/>
    <meta:user-defined meta:name="AppVersion">3.0</meta:user-defined>
  </office:meta>
</office:document-meta>
</file>